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519cm" fo:margin-top="0cm" fo:margin-bottom="0cm" table:align="center" style:writing-mode="page"/>
    </style:style>
    <style:style style:name="Table1.A" style:family="table-column">
      <style:table-column-properties style:column-width="4.143cm"/>
    </style:style>
    <style:style style:name="Table1.B" style:family="table-column">
      <style:table-column-properties style:column-width="14.3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1.A2" style:family="table-cell">
      <style:table-cell-properties style:vertical-align="middle" fo:background-color="#fdedec" fo:padding-left="0.212cm" fo:padding-right="0.212cm" fo:padding-top="0.141cm" fo:padding-bottom="0.141cm" fo:border="0.5pt solid #4472c4">
        <style:background-image/>
      </style:table-cell-properties>
    </style:style>
    <style:style style:name="Table1.A3" style:family="table-cell">
      <style:table-cell-properties style:vertical-align="middle" fo:background-color="#ebf5fb" fo:padding-left="0.212cm" fo:padding-right="0.212cm" fo:padding-top="0.141cm" fo:padding-bottom="0.141cm" fo:border="0.5pt solid #4472c4">
        <style:background-image/>
      </style:table-cell-properties>
    </style:style>
    <style:style style:name="Table2" style:family="table">
      <style:table-properties style:width="18.494cm" fo:margin-left="0.009cm" fo:margin-top="0cm" fo:margin-bottom="0cm" table:align="left" style:writing-mode="page"/>
    </style:style>
    <style:style style:name="Table2.A" style:family="table-column">
      <style:table-column-properties style:column-width="5.242cm"/>
    </style:style>
    <style:style style:name="Table2.B" style:family="table-column">
      <style:table-column-properties style:column-width="4.5cm"/>
    </style:style>
    <style:style style:name="Table2.C" style:family="table-column">
      <style:table-column-properties style:column-width="8.7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2.A2" style:family="table-cell">
      <style:table-cell-properties style:vertical-align="middle" fo:background-color="#ebf3fb" fo:padding-left="0.212cm" fo:padding-right="0.212cm" fo:padding-top="0.141cm" fo:padding-bottom="0.141cm" fo:border="0.5pt solid #4472c4">
        <style:background-image/>
      </style:table-cell-properties>
    </style:style>
    <style:style style:name="Table2.A3" style:family="table-cell">
      <style:table-cell-properties style:vertical-align="middle" fo:background-color="#ffffff" fo:padding-left="0.212cm" fo:padding-right="0.212cm" fo:padding-top="0.141cm" fo:padding-bottom="0.141cm" fo:border="0.5pt solid #4472c4">
        <style:background-image/>
      </style:table-cell-properties>
    </style:style>
    <style:style style:name="Table3" style:family="table">
      <style:table-properties style:width="16.51cm" fo:margin-left="0.009cm" fo:margin-top="0cm" fo:margin-bottom="0cm" table:align="left" style:writing-mode="page"/>
    </style:style>
    <style:style style:name="Table3.A" style:family="table-column">
      <style:table-column-properties style:column-width="5.29cm"/>
    </style:style>
    <style:style style:name="Table3.B" style:family="table-column">
      <style:table-column-properties style:column-width="3.53cm"/>
    </style:style>
    <style:style style:name="Table3.C" style:family="table-column">
      <style:table-column-properties style:column-width="3.528cm"/>
    </style:style>
    <style:style style:name="Table3.D" style:family="table-column">
      <style:table-column-properties style:column-width="4.1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3.D1" style:family="table-cell">
      <style:table-cell-properties style:vertical-align="middle" fo:background-color="#ddebf7" fo:padding-left="0.212cm" fo:padding-right="0.212cm" fo:padding-top="0.141cm" fo:padding-bottom="0.141cm" fo:border="0.5pt solid #4472c4">
        <style:background-image/>
      </style:table-cell-properties>
    </style:style>
    <style:style style:name="Table3.A2" style:family="table-cell">
      <style:table-cell-properties style:vertical-align="middle" fo:background-color="#ebf3fb" fo:padding-left="0.212cm" fo:padding-right="0.212cm" fo:padding-top="0.141cm" fo:padding-bottom="0.141cm" fo:border="0.5pt solid #4472c4">
        <style:background-image/>
      </style:table-cell-properties>
    </style:style>
    <style:style style:name="Table3.B2" style:family="table-cell">
      <style:table-cell-properties style:vertical-align="middle" fo:background-color="#fff2cc" fo:padding-left="0.212cm" fo:padding-right="0.212cm" fo:padding-top="0.141cm" fo:padding-bottom="0.141cm" fo:border="0.5pt solid #4472c4">
        <style:background-image/>
      </style:table-cell-properties>
    </style:style>
    <style:style style:name="Table3.A3" style:family="table-cell">
      <style:table-cell-properties style:vertical-align="middle" fo:background-color="#ffffff" fo:padding-left="0.212cm" fo:padding-right="0.212cm" fo:padding-top="0.141cm" fo:padding-bottom="0.141cm" fo:border="0.5pt solid #4472c4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176cm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141cm" style:contextual-spacing="false"/>
    </style:style>
    <style:style style:name="P6" style:family="paragraph" style:parent-style-name="Standard">
      <style:paragraph-properties fo:margin-top="0cm" fo:margin-bottom="0.247cm" style:contextual-spacing="false"/>
    </style:style>
    <style:style style:name="P7" style:family="paragraph" style:parent-style-name="Standard">
      <style:paragraph-properties fo:margin-left="0.353cm" fo:margin-top="0cm" fo:margin-bottom="0.106cm" style:contextual-spacing="false"/>
    </style:style>
    <style:style style:name="P8" style:family="paragraph" style:parent-style-name="Standard">
      <style:paragraph-properties fo:margin-top="0cm" fo:margin-bottom="0.071cm" style:contextual-spacing="false"/>
    </style:style>
    <style:style style:name="T1" style:family="text">
      <style:text-properties fo:color="#7030a0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f4e79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c0392b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fo:font-size="10pt" style:font-size-asian="10pt" style:font-size-complex="10pt"/>
    </style:style>
    <style:style style:name="T6" style:family="text">
      <style:text-properties fo:color="#8e44ad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1d7a3a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loext:opacity="100%"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Η Καρδιά μου σε Αριθμούς!</text:h>
      <text:h text:style-name="P2" text:outline-level="2">Φύλλο Εργασίας <text:s/>• <text:s/><text:span text:style-name="T1">ΨΗΦΙΑΚΟΣ </text:span>Αισθητήρας SEN0518 (MAX30102)</text:h>
      <text:h text:style-name="Heading_20_2" text:outline-level="2">Τι μετράει ο SEN0518;</text:h>
      <text:p text:style-name="P3"><text:span text:style-name="T2">Ο αισθητήρας SEN0518 μετράει δύο πράγματα ταυτόχρονα: τους καρδιακούς παλμούς (bpm — χτύποι ανά λεπτό) και τον κορεσμό οξυγόνου στο αίμα (SpO2 — ποσοστό %). Τοποθετείς το δάχτυλό σου πάνω του και το LED φωτίζει μέσα από το δέρμα!</text:span></text:p>
      <text:h text:style-name="Heading_20_2" text:outline-level="2">Πώς λειτουργεί — Η τεχνολογία PPG</text:h>
      <text:p text:style-name="P3"><text:span text:style-name="T2">Ο αισθητήρας χρησιμοποιεί PPG (PhotoPlethysmoGraphy — Φωτοπληθυσμογραφία). Ακούγεται δύσκολο αλλά η ιδέα είναι απλή: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"><text:span text:style-name="T3">Χρώμα LED</text:span></text:p>
            </table:table-cell>
            <table:table-cell table:style-name="Table1.A1" office:value-type="string">
              <text:p text:style-name="P4"><text:span text:style-name="T3">Τι κάνει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4"><text:span text:style-name="T4">🔴 Κόκκινο</text:span></text:p>
          </table:table-cell>
          <table:table-cell table:style-name="Table1.A2" office:value-type="string">
            <text:p text:style-name="P4"><text:span text:style-name="T5">Μετράει πόσο αίμα απορροφά το φως — υπολογίζει SpO2 (οξυγόνο)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6">💡 Υπέρυθρο</text:span></text:p>
          </table:table-cell>
          <table:table-cell table:style-name="Table1.A3" office:value-type="string">
            <text:p text:style-name="P4"><text:span text:style-name="T5">Ανιχνεύει τον παλμό — κάθε χτύπος της καρδιάς αλλάζει λίγο τη ροή του αίματος</text:span></text:p>
          </table:table-cell>
        </table:table-row>
      </table:table>
      <text:h text:style-name="Heading_20_2" text:outline-level="2">Φυσιολογικές τιμές</text:h>
      <text:p text:style-name="P5"><text:span text:style-name="T2">Κοίτα τον παρακάτω πίνακα για να καταλάβεις τι είναι φυσιολογικό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"><text:span text:style-name="T3">Μέτρηση</text:span></text:p>
            </table:table-cell>
            <table:table-cell table:style-name="Table2.A1" office:value-type="string">
              <text:p text:style-name="P4"><text:span text:style-name="T3">Φυσιολογικές τιμές</text:span></text:p>
            </table:table-cell>
            <table:table-cell table:style-name="Table2.A1" office:value-type="string">
              <text:p text:style-name="P4"><text:span text:style-name="T3">Τι σημαίνει αν είναι εκτός ορίων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<text:span text:style-name="T7">Καρδιακοί παλμοί (bpm)</text:span></text:p>
          </table:table-cell>
          <table:table-cell table:style-name="Table2.A2" office:value-type="string">
            <text:p text:style-name="P4"><text:span text:style-name="T8">60 – 100 bpm</text:span></text:p>
          </table:table-cell>
          <table:table-cell table:style-name="Table2.A2" office:value-type="string">
            <text:p text:style-name="Standard"><text:span text:style-name="T9">&lt; 60: βραδυκαρδία <text:s/>| <text:s/>&gt; 100: ταχυκαρδία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7">Κορεσμός O₂ — SpO2 (%)</text:span></text:p>
          </table:table-cell>
          <table:table-cell table:style-name="Table2.A3" office:value-type="string">
            <text:p text:style-name="P4"><text:span text:style-name="T8">95 – 100%</text:span></text:p>
          </table:table-cell>
          <table:table-cell table:style-name="Table2.A3" office:value-type="string">
            <text:p text:style-name="Standard"><text:span text:style-name="T9">&lt; 95%: υποξαιμία — χρειάζεται ιατρική εξέταση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7">Παιδιά (6–12 ετών)</text:span></text:p>
          </table:table-cell>
          <table:table-cell table:style-name="Table2.A2" office:value-type="string">
            <text:p text:style-name="P4"><text:span text:style-name="T8">70 – 110 bpm</text:span></text:p>
          </table:table-cell>
          <table:table-cell table:style-name="Table2.A2" office:value-type="string">
            <text:p text:style-name="Standard"><text:span text:style-name="T9">Φυσιολογικά υψηλότεροι από ενήλικες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7">Κατά τη διάρκεια άσκησης</text:span></text:p>
          </table:table-cell>
          <table:table-cell table:style-name="Table2.A3" office:value-type="string">
            <text:p text:style-name="P4"><text:span text:style-name="T8">έως 200 bpm</text:span></text:p>
          </table:table-cell>
          <table:table-cell table:style-name="Table2.A3" office:value-type="string">
            <text:p text:style-name="Standard"><text:span text:style-name="T9">Εξαρτάται από ηλικία και φυσική κατάσταση</text:span></text:p>
          </table:table-cell>
        </table:table-row>
      </table:table>
      <text:h text:style-name="Heading_20_2" text:outline-level="2">Πείραμα — Μέτρα τους παλμούς σου!</text:h>
      <text:p text:style-name="P5"><text:span text:style-name="T2">Κάνε το παρακάτω πείραμα και συμπλήρωσε τον πίνακα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<text:span text:style-name="T3">Κατάσταση</text:span></text:p>
            </table:table-cell>
            <table:table-cell table:style-name="Table3.A1" office:value-type="string">
              <text:p text:style-name="P4"><text:span text:style-name="T3">Καρδιακοί παλμοί (bpm)</text:span></text:p>
            </table:table-cell>
            <table:table-cell table:style-name="Table3.A1" office:value-type="string">
              <text:p text:style-name="P4"><text:span text:style-name="T3">SpO2 (%)</text:span></text:p>
            </table:table-cell>
            <table:table-cell table:style-name="Table3.D1" office:value-type="string">
              <text:p text:style-name="P4"><text:span text:style-name="T3">Παρατήρηση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"><text:span text:style-name="T5">Ηρεμία (καθιστός)</text:span>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><text:span text:style-name="T5">Μετά από 20 squats</text:span>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p text:style-name="P4"><text:span text:style-name="T5">Μετά από βαθιές αναπνοές</text:span>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><text:span text:style-name="T5">Κρατώ την αναπνοή 10 δευτ.</text:span>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</table:table-row>
      </table:table>
      <text:p text:style-name="P6"/>
      <text:h text:style-name="Heading_20_2" text:outline-level="2">💡 <text:s/>Ερωτήσεις κατανόησης</text:h>
      <text:p text:style-name="P7"><text:span text:style-name="T2">1. Τι σημαίνει SpO2 = 98%; Είναι καλό ή κακό;</text:span></text:p>
      <text:p text:style-name="P8"/>
      <text:p text:style-name="P7"><text:span text:style-name="T2">2. Γιατί οι παλμοί ανεβαίνουν μετά την άσκηση; Τι χρειάζεται η καρδιά να κάνει;</text:span></text:p>
      <text:p text:style-name="P8"/>
      <text:p text:style-name="P7"><text:span text:style-name="T2">3. Ο SEN0518 είναι αναλογικός ή ψηφιακός αισθητήρας; Πώς το καταλαβαίνεις;</text:span></text:p>
      <text:p text:style-name="P8"/>
      <text:p text:style-name="P7"><text:span text:style-name="T2">4. Ποια είναι η διαφορά μεταξύ ενός ιατρικού παλμόμετρου και αυτού του αισθητήρα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l" fo:country="GR" style:letter-kerning="false" style:font-name-asian="Arial1" style:font-size-asian="12pt" style:language-asian="el" style:country-asian="GR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el" fo:country="GR" style:letter-kerning="false" style:font-name-asian="Arial1" style:font-size-asian="12pt" style:language-asian="el" style:country-asian="GR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default-outline-level="1" style:list-style-name="" style:class="chapter">
      <style:paragraph-properties fo:margin-top="0.353cm" fo:margin-bottom="0.353cm" style:contextual-spacing="false" fo:text-align="start" style:justify-single-word="false" fo:orphans="2" fo:widows="2" style:writing-mode="lr-tb"/>
      <style:text-properties fo:color="#1f4e79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default-outline-level="2" style:list-style-name="" style:class="chapter">
      <style:paragraph-properties fo:margin-top="0.282cm" fo:margin-bottom="0.212cm" style:contextual-spacing="false" fo:text-align="start" style:justify-single-word="false" fo:orphans="2" fo:widows="2" style:writing-mode="lr-tb"/>
      <style:text-properties fo:color="#2e75b6" loext:opacity="100%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default-outline-level="3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Heading_20_4" style:display-name="Heading 4" style:family="paragraph" style:default-outline-level="4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Έντονο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ootnote" style:family="paragraph" loext:linked-style-name="Κείμενο_20_υποσημείωσης_20_Char" style:class="extra">
      <style:paragraph-properties fo:margin-top="0cm" fo:margin-bottom="0cm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Endnote" style:family="paragraph" loext:linked-style-name="Κείμενο_20_σημείωσης_20_τέλους_20_Char" style:class="extra">
      <style:paragraph-properties fo:margin-top="0cm" fo:margin-bottom="0cm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Κείμενο_20_υποσημείωσης_20_Char" style:display-name="Κείμενο υποσημείωσης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Κείμενο_20_σημείωσης_20_τέλους_20_Char" style:display-name="Κείμενο σημείωσης τέλους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Vassilis Vallianos</dc:creator>
    <meta:editing-cycles>7</meta:editing-cycles>
    <meta:print-date>2026-03-16T19:38:00</meta:print-date>
    <meta:creation-date>2026-03-15T20:07:00</meta:creation-date>
    <dc:date>2026-03-16T19:38:00</dc:date>
    <meta:editing-duration>PT9M</meta:editing-duration>
    <meta:generator>LibreOffice/25.8.4.2$Windows_X86_64 LibreOffice_project/290daaa01b999472f0c7a3890eb6a550fd74c6df</meta:generator>
    <meta:document-statistic meta:table-count="3" meta:image-count="0" meta:object-count="0" meta:page-count="1" meta:paragraph-count="44" meta:word-count="258" meta:character-count="1605" meta:non-whitespace-character-count="1376"/>
    <meta:user-defined meta:name="AppVersion">16.0000</meta:user-defined>
    <meta:template xlink:type="simple" xlink:actuate="onRequest" xlink:title="Normal.dotm" xlink:href=""/>
  </office:meta>
</office:document-meta>
</file>